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0F90DC4AB4B82BDB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0.9339in" draw:z-index="0"><draw:image xlink:href="Pictures/1000000100000735000000F90DC4AB4B82BDB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0:27:50.146828382</meta:creation-date>
    <dc:date>2025-03-30T10:28:48.854907242</dc:date>
    <meta:editing-duration>PT1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